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f9900" officeooo:paragraph-rsid="001f9900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1f9900" officeooo:paragraph-rsid="001f9900"/>
    </style:style>
    <style:style style:name="P3" style:family="paragraph" style:parent-style-name="Standard">
      <style:text-properties fo:language="ru" fo:country="RU" officeooo:rsid="001f9900" officeooo:paragraph-rsid="001f99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 технической части </text:p>
      <text:p text:style-name="P2"><text:span text:style-name="T1">Тип проекта:</text:span> <text:span text:style-name="T2">Telegram bot </text:span></text:p>
      <text:p text:style-name="P3"><text:span text:style-name="T1">Функционал:</text:span><text:span text:style-name="T3"> В разработке</text:span></text:p>
      <text:p text:style-name="P3"><text:span text:style-name="T1">Технологии:</text:span> <text:span text:style-name="T2">python, telebotapi, SQL, http, </text:span><text:span text:style-name="T3">В разработке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22:26:28.219000000</meta:creation-date>
    <dc:date>2024-12-02T22:32:04.337000000</dc:date>
    <meta:editing-duration>PT5M36S</meta:editing-duration>
    <meta:editing-cycles>1</meta:editing-cycles>
    <meta:document-statistic meta:table-count="0" meta:image-count="0" meta:object-count="0" meta:page-count="1" meta:paragraph-count="4" meta:word-count="17" meta:character-count="132" meta:non-whitespace-character-count="117"/>
    <meta:generator>LibreOffice/24.8.3.2$Windows_X86_64 LibreOffice_project/48a6bac9e7e268aeb4c3483fcf825c94556d9f92</meta:generator>
  </office:meta>
</office:document-meta>
</file>